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rsid="0015f83a" officeooo:paragraph-rsid="0015f83a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4">Safetran</text:p>
            <text:p text:style-name="P4">Hybrid</text:p>
            <text:p text:style-name="P2">safetran-hybrid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5-10T11:28:20.207350204</dc:date>
    <meta:editing-duration>PT9M38S</meta:editing-duration>
    <meta:editing-cycles>4</meta:editing-cycles>
    <meta:generator>LibreOffice/7.1.2.2$Linux_X86_64 LibreOffice_project/10$Build-2</meta:generator>
    <meta:print-date>2021-03-01T10:46:26.728365074</meta:print-date>
    <meta:document-statistic meta:table-count="0" meta:image-count="0" meta:object-count="0" meta:page-count="1" meta:paragraph-count="90" meta:word-count="90" meta:character-count="990" meta:non-whitespace-character-count="990"/>
  </office:meta>
</office:document-meta>
</file>